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OpenSymbol1" svg:font-family="OpenSymbol" style:font-adornments="Normal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Arial2" svg:font-family="Arial" style:font-adornments="Normal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795cm" style:type="center"/>
          <style:tab-stop style:position="18.29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Footer">
      <style:paragraph-properties>
        <style:tab-stops>
          <style:tab-stop style:position="8.795cm" style:type="center"/>
          <style:tab-stop style:position="18.323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6pt" style:text-underline-style="none" fo:font-weight="normal" style:font-size-asian="5.25pt" style:font-weight-asian="normal" style:font-size-complex="6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9.966cm"/>
          <style:tab-stop style:position="17.533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3.757cm"/>
          <style:tab-stop style:position="10.019cm"/>
          <style:tab-stop style:position="17.498cm"/>
        </style:tab-stops>
      </style:paragraph-properties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3.335cm"/>
          <style:tab-stop style:position="17.727cm"/>
        </style:tab-stops>
      </style:paragraph-properties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8pt" style:text-underline-style="none" fo:font-weight="normal" style:font-size-asian="7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solid" style:text-underline-width="auto" style:text-underline-color="font-color" fo:font-weight="normal" style:font-name-asian="OpenSymbol1" style:font-size-asian="12pt" style:font-weight-asian="normal" style:font-name-complex="Arial" style:font-size-complex="12pt" style:font-weight-complex="normal"/>
    </style:style>
    <style:style style:name="P14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3.335cm"/>
          <style:tab-stop style:position="17.727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15" style:family="paragraph" style:parent-style-name="Standard">
      <style:paragraph-properties fo:text-align="start" style:justify-single-word="false"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3.335cm"/>
          <style:tab-stop style:position="17.727cm"/>
        </style:tab-stops>
      </style:paragraph-properties>
      <style:text-properties style:font-name="Arial" fo:font-size="12pt" style:text-underline-style="none" fo:font-weight="normal" style:font-name-asian="OpenSymbol1" style:font-size-asian="10.5pt" style:font-weight-asian="normal" style:font-name-complex="Ari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style:font-name="Arial" fo:font-size="12pt" style:text-underline-style="none" fo:font-weight="normal" style:font-name-asian="OpenSymbol1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snap-to-layout-grid="false">
        <style:tab-stops>
          <style:tab-stop style:position="17.727cm"/>
        </style:tab-stops>
      </style:paragraph-properties>
      <style:text-properties style:font-name="Arial" fo:font-size="12pt" fo:font-style="normal" style:text-underline-style="none" fo:font-weight="normal" style:font-name-asian="OpenSymbol1" style:font-size-asian="10.5pt" style:font-style-asian="normal" style:font-weight-asian="normal" style:font-name-complex="OpenSymbol1" style:font-size-complex="12pt" style:font-style-complex="normal" style:font-weight-complex="bold"/>
    </style:style>
    <style:style style:name="P19" style:family="paragraph" style:parent-style-name="Standard">
      <style:paragraph-properties style:snap-to-layout-grid="false">
        <style:tab-stops>
          <style:tab-stop style:position="5.327cm"/>
        </style:tab-stops>
      </style:paragraph-properties>
      <style:text-properties style:font-name="Arial" fo:font-size="6pt" style:font-size-asian="5.25pt" style:font-name-complex="Arial" style:font-size-complex="6pt"/>
    </style:style>
    <style:style style:name="P20" style:family="paragraph" style:parent-style-name="Standard">
      <style:paragraph-properties style:snap-to-layout-grid="false">
        <style:tab-stops>
          <style:tab-stop style:position="4.039cm"/>
          <style:tab-stop style:position="5.521cm"/>
          <style:tab-stop style:position="6.526cm"/>
          <style:tab-stop style:position="7.761cm"/>
          <style:tab-stop style:position="8.026cm"/>
          <style:tab-stop style:position="8.255cm"/>
          <style:tab-stop style:position="13.335cm"/>
          <style:tab-stop style:position="17.727cm"/>
        </style:tab-stops>
      </style:paragraph-properties>
      <style:text-properties style:font-name="Arial" fo:font-size="6pt" style:font-size-asian="5.25pt" style:font-name-complex="Arial" style:font-size-complex="6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style:font-size-asian="14pt" style:font-weight-asian="bold" style:font-name-complex="Arial" style:font-size-complex="14pt" style:font-weight-complex="normal"/>
    </style:style>
    <style:style style:name="P22" style:family="paragraph" style:parent-style-name="Standard">
      <style:paragraph-properties fo:text-align="start" style:justify-single-word="false" fo:padding="0cm" fo:border-left="none" fo:border-right="none" fo:border-top="none" fo:border-bottom="0.035cm solid #000000" style:shadow="none"/>
      <style:text-properties fo:font-size="6pt" style:text-underline-style="none" fo:font-weight="normal" style:font-size-asian="5.25pt" style:font-weight-asian="normal" style:font-size-complex="6pt" style:font-weight-complex="normal"/>
    </style:style>
    <style:style style:name="P23" style:family="paragraph">
      <style:paragraph-properties fo:text-align="start"/>
      <style:text-properties fo:color="#000080" style:text-line-through-style="none" style:font-name="Arial2" fo:font-size="12pt" fo:font-style="normal" style:text-underline-style="none"/>
    </style:style>
    <style:style style:name="P24" style:family="paragraph">
      <style:paragraph-properties fo:text-align="start"/>
      <style:text-properties style:text-line-through-style="none" style:font-name="Arial2" fo:font-size="12pt" fo:font-style="normal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OpenSymbol1" style:font-name-asian="OpenSymbol1" style:font-size-asian="12pt" style:font-name-complex="OpenSymbol1"/>
    </style:style>
    <style:style style:name="T3" style:family="text">
      <style:text-properties style:font-name="OpenSymbol1" fo:font-size="16pt" style:font-name-asian="OpenSymbol1" style:font-size-asian="16pt" style:font-name-complex="OpenSymbol1" style:font-size-complex="16pt"/>
    </style:style>
    <style:style style:name="T4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5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="Arial" fo:font-weight="bold" style:font-name-asian="OpenSymbol1" style:font-size-asian="12pt" style:font-weight-asian="bold" style:font-name-complex="Arial"/>
    </style:style>
    <style:style style:name="T8" style:family="text">
      <style:text-properties style:font-name="Arial" fo:font-weight="bold" style:font-size-asian="12pt" style:font-weight-asian="bold"/>
    </style:style>
    <style:style style:name="T9" style:family="text">
      <style:text-properties style:font-name="Arial" style:font-name-asian="OpenSymbol1" style:font-size-asian="12pt" style:font-name-complex="Arial"/>
    </style:style>
    <style:style style:name="T10" style:family="text">
      <style:text-properties style:font-name="Arial" style:font-name-asian="OpenSymbol1" style:font-name-complex="Arial"/>
    </style:style>
    <style:style style:name="T11" style:family="text">
      <style:text-properties style:font-name="Arial" style:text-underline-style="solid" style:text-underline-width="auto" style:text-underline-color="font-color" style:font-size-asian="12pt"/>
    </style:style>
    <style:style style:name="T12" style:family="text">
      <style:text-properties style:font-name="Arial" style:font-size-asian="12pt"/>
    </style:style>
    <style:style style:name="T13" style:family="text">
      <style:text-properties style:text-underline-style="none"/>
    </style:style>
    <style:style style:name="T14" style:family="text">
      <style:text-properties style:use-window-font-color="true" style:font-name="Arial" fo:font-size="14pt" style:font-name-asian="SimSun" style:font-size-asian="14pt" style:language-asian="zh" style:country-asian="CN" style:font-name-complex="Arial" style:font-size-complex="14pt"/>
    </style:style>
    <style:style style:name="T15" style:family="text">
      <style:text-properties style:use-window-font-color="true" style:font-name="Arial" fo:font-size="14pt" fo:font-weight="normal" style:font-name-asian="SimSun" style:font-size-asian="14pt" style:language-asian="zh" style:country-asian="CN" style:font-weight-asian="normal" style:font-name-complex="Arial" style:font-size-complex="14pt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style:text-underline-style="none"/>
    </style:style>
    <style:style style:name="T18" style:family="text">
      <style:text-properties fo:color="#000000" style:font-name="Arial" style:font-name-complex="Arial"/>
    </style:style>
    <style:style style:name="T19" style:family="text">
      <style:text-properties fo:color="#000000" style:font-name="Arial" style:text-underline-style="none" style:font-name-complex="Arial"/>
    </style:style>
    <style:style style:name="T20" style:family="text">
      <style:text-properties fo:color="#000000" style:font-name="ARial" style:font-name-complex="Arial"/>
    </style:style>
    <style:style style:name="T21" style:family="text">
      <style:text-properties style:font-name="ARial"/>
    </style:style>
    <style:style style:name="T22" style:family="text">
      <style:text-properties style:font-name="Courier New" fo:font-weight="bold" style:font-size-asian="12pt" style:font-weight-asian="bold" style:font-name-complex="Courier New"/>
    </style:style>
    <style:style style:name="gr1" style:family="graphic">
      <style:graphic-properties fo:border="none 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extBox" form:control-implementation="ooo:com.sun.star.form.component.TextField" form:id="control1" form:tab-index="1" form:current-value="Curtis Collin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" form:tab-stop="false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" form:tab-index="3" form:current-value="0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" form:tab-index="4" form:current-value="Thurs/Noon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" form:tab-index="2" form:current-value="Mr. Anderson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6" form:tab-index="9" form:current-value="00:16:76:ac:a7:6a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7" form:tab-index="13" form:current-value="Intel_(00:16:76)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8" form:tab-index="15" form:current-value="ac:a7:6a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9" form:tab-index="12" form:current-value="not applicabl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0" form:tab-index="14" form:current-value="not applicabl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1" form:tab-index="8" form:current-value="ff:ff:ff:ff:ff:ff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2" form:tab-stop="fals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3" form:tab-index="13" form:current-value="Intel_ac:a7:6a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4" form:tab-index="15" form:current-value="84 bytes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5" form:tab-index="12" form:current-value="Cisco_cf:66: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6" form:tab-index="14" form:current-value="0x0800 (IPv4)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7" form:tab-index="8" form:current-value="10101010 (8 bytes)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8" form:tab-stop="fals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19" form:tab-index="12" form:current-value=" Not visibl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0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1" form:tab-index="77" form:current-value="All 1's in the destination address specify that it is a broadcast address, meaning it is destined 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2" form:tab-index="77" form:current-value="for everyone on the subnet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3" form:tab-index="9" form:current-value="00:0c:85:cf:66: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4" form:tab-index="13" form:current-value="Cisco_(00:0c:85)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5" form:tab-index="15" form:current-value="cf:66: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6" form:tab-index="12" form:current-value="Intel_(00:16:76)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7" form:tab-index="14" form:current-value="ac:a7:6a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8" form:tab-index="8" form:current-value="00:16:76:ac:a7:6a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29" form:tab-stop="fals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0" form:tab-index="9" form:current-value="00:0c:30:1e:eb: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1" form:tab-index="13" form:current-value="Cisco_(00:0c:30)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2" form:tab-index="15" form:current-value="1e:eb:6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3" form:tab-index="12" form:current-value="SunrichT_(00:0a:cd)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4" form:tab-index="14" form:current-value="14:e2:9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5" form:tab-index="8" form:current-value="00:0a:cd:14:e2:9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6" form:tab-stop="fals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7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8" form:tab-index="77" form:current-value="I would tell the student that the MAC address will not be of any value to him, for it is only valuable t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39" form:tab-index="77" form:current-value="a device that is one hop away from eagle-server. The IP address would be much more useful for him.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0" form:tab-index="77" form:current-value="ARP 0x080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1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2" form:tab-index="77" form:current-value="ARP 0x080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3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4" form:tab-index="77" form:current-value="IP 0x080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5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6" form:tab-index="77" form:current-value="IP 0x080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7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8" form:tab-index="77" form:current-value="IP 0x080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49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0" form:tab-index="77" form:current-value="IP 0x080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1" form:tab-stop="false" form:tab-index="7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2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3" form:tab-index="8" form:current-value="  N/A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4" form:tab-stop="fals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5" form:tab-index="13" form:current-value="00:0b:fd:3f:61:c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6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7" form:tab-index="12" form:current-value="01:80:c2:00:00:0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8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59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60" form:tab-index="8" form:current-value="  N/A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61" form:tab-stop="false" form:tab-index="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62" form:tab-index="13" form:current-value="00:0b:fd:3f:61:c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63" form:tab-index="12" form:current-value="01:00:0c:cc:cc:cc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64" form:tab-index="77" form:current-value="SPT is a spanning tree protocol, and it is used to make switches aware of each other on the network, 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65" form:tab-index="77" form:current-value="letting them commumicate with each other to prevent infinate loops, which affects network performanc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66" form:tab-index="77" form:current-value="CDP is the Cisco Discovery Protocol, and is used for discovering information about neighbouring 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" form:control-implementation="ooo:com.sun.star.form.component.TextField" form:id="control67" form:tab-index="77" form:current-value="network devices.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7: <text:span text:style-name="T6">Examining Ethernet II Frames and Headers</text:span></text:p>
      <text:p text:style-name="P21"/>
      <text:p text:style-name="P4"><text:span text:style-name="T4">Submit</text:span><text:span text:style-name="T6"> this completed form via </text:span><text:span text:style-name="T5">Blackboard</text:span><text:span text:style-name="T6"> </text:span><text:span text:style-name="T14">(ie. Lab 7 Assignment Dropbox)</text:span></text:p>
      <text:p text:style-name="P5"><text:span text:style-name="T14">RENAME</text:span><text:span text:style-name="T15"> this file as </text:span><text:span text:style-name="T14">Lab07_YourName</text:span><text:span text:style-name="T15"> !!!</text:span></text:p>
      <text:p text:style-name="P9"><draw:control text:anchor-type="paragraph" draw:z-index="0" draw:style-name="gr1" draw:text-style-name="P23" svg:width="8.379cm" svg:height="0.6cm" svg:x="1.7cm" svg:y="0.293cm" draw:control="control1"/><draw:control text:anchor-type="paragraph" draw:z-index="1" draw:style-name="gr1" draw:text-style-name="P24" svg:width="5.222cm" svg:height="0.6cm" svg:x="12.39cm" svg:y="0.293cm" draw:control="control5"/></text:p>
      <text:p text:style-name="P7">Student: <text:span text:style-name="T1"> <text:tab/> </text:span> <text:s/>Professor: <text:span text:style-name="T1"> <text:tab/> </text:span> </text:p>
      <text:p text:style-name="P12"><draw:control text:anchor-type="paragraph" draw:z-index="4" draw:style-name="gr1" draw:text-style-name="P24" svg:width="3.811cm" svg:height="0.6cm" svg:x="6.269cm" svg:y="0.141cm" draw:control="control4"/><draw:control text:anchor-type="paragraph" draw:z-index="2" draw:style-name="gr1" draw:text-style-name="P24" svg:width="5.028cm" svg:height="0.6cm" svg:x="12.584cm" svg:y="0.134cm" draw:control="control2"/><draw:control text:anchor-type="paragraph" draw:z-index="3" draw:style-name="gr1" draw:text-style-name="P24" svg:width="2.241cm" svg:height="0.6cm" svg:x="1.63cm" svg:y="0.131cm" draw:control="control3"/></text:p>
      <text:p text:style-name="P8">Section: <text:span text:style-name="T1"> <text:tab/> </text:span> <text:s text:c="2"/>Day/Time: <text:span text:style-name="T1"> <text:tab/> </text:span> <text:s/>Final mark: <text:span text:style-name="T1"> <text:tab/><text:tab/> </text:span> </text:p>
      <text:p text:style-name="P22"/>
      <text:p text:style-name="P6"/>
      <text:p text:style-name="P9"><draw:control text:anchor-type="paragraph" draw:z-index="19" draw:style-name="gr1" draw:text-style-name="P24" svg:width="0.331cm" svg:height="0.32cm" svg:x="0.109cm" svg:y="0.199cm" draw:control="control20"/><text:span text:style-name="T3"></text:span><text:span text:style-name="T2"> </text:span><text:span text:style-name="T10">Q1: </text:span><text:span text:style-name="T9">What is the significance of all </text:span><text:span text:style-name="T7">1</text:span><text:span text:style-name="T9">s in the destination address field?</text:span></text:p>
      <text:p text:style-name="P19"><draw:control text:anchor-type="paragraph" draw:z-index="20" draw:style-name="gr1" draw:text-style-name="P24" svg:width="17.745cm" svg:height="0.6cm" svg:x="0.095cm" svg:y="0.056cm" draw:control="control21"/></text:p>
      <text:p text:style-name="P13"> <text:tab/> </text:p>
      <text:p text:style-name="P19"><draw:control text:anchor-type="paragraph" draw:z-index="21" draw:style-name="gr1" draw:text-style-name="P24" svg:width="17.745cm" svg:height="0.6cm" svg:x="0.095cm" svg:y="0.056cm" draw:control="control22"/></text:p>
      <text:p text:style-name="P13"> <text:tab/> </text:p>
      <text:p text:style-name="P17"/>
      <text:p text:style-name="P9"><draw:control text:anchor-type="paragraph" draw:z-index="11" draw:style-name="gr1" draw:text-style-name="P24" svg:width="0.331cm" svg:height="0.32cm" svg:x="0.109cm" svg:y="0.199cm" draw:control="control12"/><text:span text:style-name="T3"></text:span><text:span text:style-name="T2"> </text:span>Q2: [Task 1]: <text:span text:style-name="T12">From the information contained in the Packet List window for the </text:span><text:span text:style-name="T8">first</text:span><text:span text:style-name="T12"> frame, answer the following questions about the destination and source MAC address:<text:line-break/></text:span><text:span text:style-name="T11">Destination Address</text:span><text:span text:style-name="T12"><text:tab/><text:tab/><text:tab/><text:tab/></text:span><text:span text:style-name="T11">Source Address</text:span></text:p>
      <text:p text:style-name="P19"><draw:control text:anchor-type="paragraph" draw:z-index="5" draw:style-name="gr1" draw:text-style-name="P24" svg:width="4.463cm" svg:height="0.6cm" svg:x="13.377cm" svg:y="0.056cm" draw:control="control6"/><draw:control text:anchor-type="paragraph" draw:z-index="10" draw:style-name="gr1" draw:text-style-name="P24" svg:width="3.777cm" svg:height="0.6cm" svg:x="4.133cm" svg:y="0.064cm" draw:control="control11"/></text:p>
      <text:p text:style-name="P14"><text:span text:style-name="T18">MAC address</text:span>:<text:tab/><text:span text:style-name="T1"> <text:tab/><text:tab/><text:tab/> </text:span><text:span text:style-name="T13"><text:tab/></text:span><text:span text:style-name="T19">MAC address</text:span>:<text:tab/><text:span text:style-name="T1"> <text:tab/> </text:span></text:p>
      <text:p text:style-name="P20"><draw:control text:anchor-type="paragraph" draw:z-index="6" draw:style-name="gr1" draw:text-style-name="P24" svg:width="4.463cm" svg:height="0.6cm" svg:x="13.377cm" svg:y="0.049cm" draw:control="control7"/><draw:control text:anchor-type="paragraph" draw:z-index="8" draw:style-name="gr1" draw:text-style-name="P24" svg:width="3.775cm" svg:height="0.6cm" svg:x="4.082cm" svg:y="0.056cm" draw:control="control9"/></text:p>
      <text:p text:style-name="P14"><text:span text:style-name="T18">NIC manufacturer</text:span>: <text:tab/><text:span text:style-name="T1"> <text:tab/><text:tab/><text:tab/> </text:span><text:span text:style-name="T13"><text:tab/></text:span><text:span text:style-name="T19">NIC manufacturer</text:span>:<text:tab/><text:span text:style-name="T1"> <text:tab/> </text:span></text:p>
      <text:p text:style-name="P20"><draw:control text:anchor-type="paragraph" draw:z-index="7" draw:style-name="gr1" draw:text-style-name="P24" svg:width="4.463cm" svg:height="0.6cm" svg:x="13.377cm" svg:y="0.064cm" draw:control="control8"/><draw:control text:anchor-type="paragraph" draw:z-index="9" draw:style-name="gr1" draw:text-style-name="P24" svg:width="3.793cm" svg:height="0.6cm" svg:x="4.082cm" svg:y="0.049cm" draw:control="control10"/></text:p>
      <text:p text:style-name="P14"><text:span text:style-name="T18">NIC serial number</text:span>: <text:tab/><text:span text:style-name="T1"> <text:tab/><text:tab/><text:tab/> </text:span><text:span text:style-name="T13"><text:tab/></text:span><text:span text:style-name="T19">NIC serial number</text:span>:<text:tab/><text:span text:style-name="T1"> <text:tab/> </text:span></text:p>
      <text:p text:style-name="P11"/>
      <text:p text:style-name="P9"><draw:control text:anchor-type="paragraph" draw:z-index="28" draw:style-name="gr1" draw:text-style-name="P24" svg:width="0.331cm" svg:height="0.32cm" svg:x="0.109cm" svg:y="0.199cm" draw:control="control29"/><text:span text:style-name="T3"></text:span><text:span text:style-name="T2"> </text:span>Q3: <text:span text:style-name="T12">From the information contained in the Packet List window for the </text:span><text:span text:style-name="T8">second</text:span><text:span text:style-name="T12"> frame, answer the following questions about the destination and source MAC address:<text:line-break/></text:span><text:span text:style-name="T11">Destination Address</text:span><text:span text:style-name="T12"><text:tab/><text:tab/><text:tab/><text:tab/></text:span><text:span text:style-name="T11">Source Address</text:span></text:p>
      <text:p text:style-name="P19"><draw:control text:anchor-type="paragraph" draw:z-index="22" draw:style-name="gr1" draw:text-style-name="P24" svg:width="4.463cm" svg:height="0.6cm" svg:x="13.377cm" svg:y="0.056cm" draw:control="control23"/><draw:control text:anchor-type="paragraph" draw:z-index="27" draw:style-name="gr1" draw:text-style-name="P24" svg:width="3.777cm" svg:height="0.6cm" svg:x="4.133cm" svg:y="0.064cm" draw:control="control28"/></text:p>
      <text:p text:style-name="P14"><text:span text:style-name="T18">MAC address</text:span>:<text:tab/><text:span text:style-name="T1"> <text:tab/><text:tab/><text:tab/> </text:span><text:span text:style-name="T13"><text:tab/></text:span><text:span text:style-name="T19">MAC address</text:span>:<text:tab/><text:span text:style-name="T1"> <text:tab/> </text:span></text:p>
      <text:p text:style-name="P20"><draw:control text:anchor-type="paragraph" draw:z-index="23" draw:style-name="gr1" draw:text-style-name="P24" svg:width="4.463cm" svg:height="0.6cm" svg:x="13.377cm" svg:y="0.049cm" draw:control="control24"/><draw:control text:anchor-type="paragraph" draw:z-index="25" draw:style-name="gr1" draw:text-style-name="P24" svg:width="3.775cm" svg:height="0.6cm" svg:x="4.082cm" svg:y="0.056cm" draw:control="control26"/></text:p>
      <text:p text:style-name="P14"><text:span text:style-name="T18">NIC manufacturer</text:span>: <text:tab/><text:span text:style-name="T1"> <text:tab/><text:tab/><text:tab/> </text:span><text:span text:style-name="T13"><text:tab/></text:span><text:span text:style-name="T19">NIC manufacturer</text:span>:<text:tab/><text:span text:style-name="T1"> <text:tab/> </text:span></text:p>
      <text:p text:style-name="P20"><draw:control text:anchor-type="paragraph" draw:z-index="24" draw:style-name="gr1" draw:text-style-name="P24" svg:width="4.463cm" svg:height="0.6cm" svg:x="13.377cm" svg:y="0.064cm" draw:control="control25"/><draw:control text:anchor-type="paragraph" draw:z-index="26" draw:style-name="gr1" draw:text-style-name="P24" svg:width="3.793cm" svg:height="0.6cm" svg:x="4.082cm" svg:y="0.049cm" draw:control="control27"/></text:p>
      <text:p text:style-name="P14"><text:span text:style-name="T18">NIC serial number</text:span>: <text:tab/><text:span text:style-name="T1"> <text:tab/><text:tab/><text:tab/> </text:span><text:span text:style-name="T13"><text:tab/></text:span><text:span text:style-name="T19">NIC serial number</text:span>:<text:tab/><text:span text:style-name="T1"> <text:tab/> </text:span></text:p>
      <text:p text:style-name="P11"/>
      <text:p text:style-name="P9"><draw:control text:anchor-type="paragraph" draw:z-index="17" draw:style-name="gr1" draw:text-style-name="P24" svg:width="0.331cm" svg:height="0.32cm" svg:x="0.109cm" svg:y="0.199cm" draw:control="control18"/><text:span text:style-name="T3"></text:span><text:span text:style-name="T2"> </text:span>Q4: <text:span text:style-name="T12">Figure 3 contains an exploded view of the Frame 3 Wireshark capture. Use the information to complete the following table:</text:span></text:p>
      <text:p text:style-name="P19"><draw:control text:anchor-type="paragraph" draw:z-index="16" draw:style-name="gr1" draw:text-style-name="P24" svg:width="3.798cm" svg:height="0.6cm" svg:x="4.112cm" svg:y="0.064cm" draw:control="control17"/></text:p>
      <text:p text:style-name="P14"><text:span text:style-name="T20">Preamble</text:span><text:span text:style-name="T21">:</text:span><text:tab/><text:span text:style-name="T1"> <text:tab/><text:tab/><text:tab/> </text:span><text:span text:style-name="T13"><text:tab/>(You'll need help from Google for the preamble)</text:span></text:p>
      <text:p text:style-name="P20"><draw:control text:anchor-type="paragraph" draw:z-index="12" draw:style-name="gr1" draw:text-style-name="P24" svg:width="4.463cm" svg:height="0.6cm" svg:x="13.377cm" svg:y="0.049cm" draw:control="control13"/><draw:control text:anchor-type="paragraph" draw:z-index="14" draw:style-name="gr1" draw:text-style-name="P24" svg:width="3.775cm" svg:height="0.6cm" svg:x="4.082cm" svg:y="0.056cm" draw:control="control15"/></text:p>
      <text:p text:style-name="P14"><text:span text:style-name="T16">Destination Address</text:span>: <text:tab/><text:span text:style-name="T1"> <text:tab/><text:tab/><text:tab/> </text:span><text:span text:style-name="T13"><text:tab/></text:span><text:span text:style-name="T17">Source Address</text:span>:<text:tab/><text:span text:style-name="T1"> <text:tab/> </text:span></text:p>
      <text:p text:style-name="P20"><draw:control text:anchor-type="paragraph" draw:z-index="13" draw:style-name="gr1" draw:text-style-name="P24" svg:width="4.463cm" svg:height="0.6cm" svg:x="13.377cm" svg:y="0.064cm" draw:control="control14"/><draw:control text:anchor-type="paragraph" draw:z-index="15" draw:style-name="gr1" draw:text-style-name="P24" svg:width="3.793cm" svg:height="0.6cm" svg:x="4.082cm" svg:y="0.049cm" draw:control="control16"/></text:p>
      <text:p text:style-name="P14"><text:span text:style-name="T16">Frame Type</text:span>: <text:tab/><text:span text:style-name="T1"> <text:tab/><text:tab/><text:tab/> </text:span><text:span text:style-name="T13"><text:tab/></text:span><text:span text:style-name="T17">Data</text:span>:<text:tab/><text:span text:style-name="T1"> <text:tab/> </text:span></text:p>
      <text:p text:style-name="P20"><draw:control text:anchor-type="paragraph" draw:z-index="18" draw:style-name="gr1" draw:text-style-name="P24" svg:width="3.775cm" svg:height="0.6cm" svg:x="4.082cm" svg:y="0.056cm" draw:control="control19"/></text:p>
      <text:p text:style-name="P14"><text:span text:style-name="T16">FCS</text:span>: <text:tab/><text:span text:style-name="T1"> <text:tab/><text:tab/><text:tab/> </text:span></text:p>
      <text:p text:style-name="P10"/>
      <text:p text:style-name="P9"><draw:control text:anchor-type="paragraph" draw:z-index="35" draw:style-name="gr1" draw:text-style-name="P24" svg:width="0.331cm" svg:height="0.32cm" svg:x="0.109cm" svg:y="0.199cm" draw:control="control36"/><text:span text:style-name="T3"></text:span><text:span text:style-name="T2"> </text:span>Q5 [Task 2]: <text:span text:style-name="T12">Use your Wireshark capture of the </text:span><text:span text:style-name="T22">ping</text:span><text:span text:style-name="T12"> command to answer these questions:<text:line-break/></text:span><text:span text:style-name="T11">Pod computer MAC address information</text:span><text:span text:style-name="T12"><text:tab/></text:span><text:span text:style-name="T11">R2-Central MAC address information</text:span></text:p>
      <text:p text:style-name="P19"><draw:control text:anchor-type="paragraph" draw:z-index="29" draw:style-name="gr1" draw:text-style-name="P24" svg:width="4.463cm" svg:height="0.6cm" svg:x="13.377cm" svg:y="0.056cm" draw:control="control30"/><draw:control text:anchor-type="paragraph" draw:z-index="34" draw:style-name="gr1" draw:text-style-name="P24" svg:width="3.777cm" svg:height="0.6cm" svg:x="4.133cm" svg:y="0.064cm" draw:control="control35"/></text:p>
      <text:p text:style-name="P14"><text:span text:style-name="T18">MAC address</text:span>:<text:tab/><text:span text:style-name="T1"> <text:tab/><text:tab/><text:tab/> </text:span><text:span text:style-name="T13"><text:tab/></text:span><text:span text:style-name="T19">MAC address</text:span>:<text:tab/><text:span text:style-name="T1"> <text:tab/> </text:span></text:p>
      <text:p text:style-name="P20"><draw:control text:anchor-type="paragraph" draw:z-index="30" draw:style-name="gr1" draw:text-style-name="P24" svg:width="4.463cm" svg:height="0.6cm" svg:x="13.377cm" svg:y="0.049cm" draw:control="control31"/><draw:control text:anchor-type="paragraph" draw:z-index="32" draw:style-name="gr1" draw:text-style-name="P24" svg:width="3.775cm" svg:height="0.6cm" svg:x="4.082cm" svg:y="0.056cm" draw:control="control33"/></text:p>
      <text:p text:style-name="P14"><text:span text:style-name="T18">NIC manufacturer</text:span>: <text:tab/><text:span text:style-name="T1"> <text:tab/><text:tab/><text:tab/> </text:span><text:span text:style-name="T13"><text:tab/></text:span><text:span text:style-name="T19">NIC manufacturer</text:span>:<text:tab/><text:span text:style-name="T1"> <text:tab/> </text:span></text:p>
      <text:p text:style-name="P20"><draw:control text:anchor-type="paragraph" draw:z-index="31" draw:style-name="gr1" draw:text-style-name="P24" svg:width="4.463cm" svg:height="0.6cm" svg:x="13.377cm" svg:y="0.064cm" draw:control="control32"/><draw:control text:anchor-type="paragraph" draw:z-index="33" draw:style-name="gr1" draw:text-style-name="P24" svg:width="3.793cm" svg:height="0.6cm" svg:x="4.082cm" svg:y="0.049cm" draw:control="control34"/></text:p>
      <text:p text:style-name="P14"><text:span text:style-name="T18">NIC serial number</text:span>: <text:tab/><text:span text:style-name="T1"> <text:tab/><text:tab/><text:tab/> </text:span><text:span text:style-name="T13"><text:tab/></text:span><text:span text:style-name="T19">NIC serial number</text:span>:<text:tab/><text:span text:style-name="T1"> <text:tab/> </text:span></text:p>
      <text:p text:style-name="P9"><draw:control text:anchor-type="paragraph" draw:z-index="36" draw:style-name="gr1" draw:text-style-name="P24" svg:width="0.331cm" svg:height="0.32cm" svg:x="0.109cm" svg:y="0.199cm" draw:control="control37"/><text:soft-page-break/><text:span text:style-name="T3"></text:span><text:span text:style-name="T2"> </text:span><text:span text:style-name="T10">Q6: </text:span><text:span text:style-name="T9">A student from another school would like to know the MAC address for Eagle Server. What would you tell the student?</text:span></text:p>
      <text:p text:style-name="P19"><draw:control text:anchor-type="paragraph" draw:z-index="37" draw:style-name="gr1" draw:text-style-name="P24" svg:width="17.745cm" svg:height="0.6cm" svg:x="0.095cm" svg:y="0.056cm" draw:control="control38"/></text:p>
      <text:p text:style-name="P13"> <text:tab/> </text:p>
      <text:p text:style-name="P19"><draw:control text:anchor-type="paragraph" draw:z-index="38" draw:style-name="gr1" draw:text-style-name="P24" svg:width="17.745cm" svg:height="0.6cm" svg:x="0.095cm" svg:y="0.056cm" draw:control="control39"/></text:p>
      <text:p text:style-name="P13"> <text:tab/> </text:p>
      <text:p text:style-name="P17"/>
      <text:p text:style-name="P9"><draw:control text:anchor-type="paragraph" draw:z-index="40" draw:style-name="gr1" draw:text-style-name="P24" svg:width="0.331cm" svg:height="0.32cm" svg:x="0.109cm" svg:y="0.199cm" draw:control="control41"/><text:span text:style-name="T3"></text:span><text:span text:style-name="T2"> </text:span><text:span text:style-name="T10">Q7: </text:span><text:span text:style-name="T9">What is the Ethernet II frame type value for an ARP Request?</text:span></text:p>
      <text:p text:style-name="P19"><draw:control text:anchor-type="paragraph" draw:z-index="39" draw:style-name="gr1" draw:text-style-name="P24" svg:width="17.745cm" svg:height="0.6cm" svg:x="0.095cm" svg:y="0.056cm" draw:control="control40"/></text:p>
      <text:p text:style-name="P13"> <text:tab/> </text:p>
      <text:p text:style-name="P15"/>
      <text:p text:style-name="P9"><draw:control text:anchor-type="paragraph" draw:z-index="42" draw:style-name="gr1" draw:text-style-name="P24" svg:width="0.331cm" svg:height="0.32cm" svg:x="0.109cm" svg:y="0.199cm" draw:control="control43"/><text:span text:style-name="T3"></text:span><text:span text:style-name="T2"> </text:span><text:span text:style-name="T10">Q8: </text:span><text:span text:style-name="T9">What is the Ethernet II frame type value for an ARP Reply?</text:span></text:p>
      <text:p text:style-name="P19"><draw:control text:anchor-type="paragraph" draw:z-index="41" draw:style-name="gr1" draw:text-style-name="P24" svg:width="17.745cm" svg:height="0.6cm" svg:x="0.095cm" svg:y="0.056cm" draw:control="control42"/></text:p>
      <text:p text:style-name="P13"> <text:tab/> </text:p>
      <text:p text:style-name="P15"/>
      <text:p text:style-name="P9"><draw:control text:anchor-type="paragraph" draw:z-index="44" draw:style-name="gr1" draw:text-style-name="P24" svg:width="0.331cm" svg:height="0.32cm" svg:x="0.109cm" svg:y="0.199cm" draw:control="control45"/><text:span text:style-name="T3"></text:span><text:span text:style-name="T2"> </text:span><text:span text:style-name="T10">Q9: </text:span><text:span text:style-name="T9">What is the Ethernet II frame type value for a DNS query?</text:span></text:p>
      <text:p text:style-name="P19"><draw:control text:anchor-type="paragraph" draw:z-index="43" draw:style-name="gr1" draw:text-style-name="P24" svg:width="17.745cm" svg:height="0.6cm" svg:x="0.095cm" svg:y="0.056cm" draw:control="control44"/></text:p>
      <text:p text:style-name="P13"> <text:tab/> </text:p>
      <text:p text:style-name="P15"/>
      <text:p text:style-name="P9"><draw:control text:anchor-type="paragraph" draw:z-index="46" draw:style-name="gr1" draw:text-style-name="P24" svg:width="0.331cm" svg:height="0.32cm" svg:x="0.109cm" svg:y="0.199cm" draw:control="control47"/><text:span text:style-name="T3"></text:span><text:span text:style-name="T2"> </text:span><text:span text:style-name="T10">Q10: </text:span><text:span text:style-name="T9">What is the Ethernet II frame type value for a DNS query response?</text:span></text:p>
      <text:p text:style-name="P19"><draw:control text:anchor-type="paragraph" draw:z-index="45" draw:style-name="gr1" draw:text-style-name="P24" svg:width="17.745cm" svg:height="0.6cm" svg:x="0.095cm" svg:y="0.056cm" draw:control="control46"/></text:p>
      <text:p text:style-name="P13"> <text:tab/> </text:p>
      <text:p text:style-name="P15"/>
      <text:p text:style-name="P9"><draw:control text:anchor-type="paragraph" draw:z-index="48" draw:style-name="gr1" draw:text-style-name="P24" svg:width="0.331cm" svg:height="0.32cm" svg:x="0.109cm" svg:y="0.199cm" draw:control="control49"/><text:span text:style-name="T3"></text:span><text:span text:style-name="T2"> </text:span><text:span text:style-name="T10">Q11: </text:span><text:span text:style-name="T9">What is the Ethernet II frame type value for an ICMP echo?</text:span></text:p>
      <text:p text:style-name="P19"><draw:control text:anchor-type="paragraph" draw:z-index="47" draw:style-name="gr1" draw:text-style-name="P24" svg:width="17.745cm" svg:height="0.6cm" svg:x="0.095cm" svg:y="0.056cm" draw:control="control48"/></text:p>
      <text:p text:style-name="P13"> <text:tab/> </text:p>
      <text:p text:style-name="P15"/>
      <text:p text:style-name="P9"><draw:control text:anchor-type="paragraph" draw:z-index="50" draw:style-name="gr1" draw:text-style-name="P24" svg:width="0.331cm" svg:height="0.32cm" svg:x="0.109cm" svg:y="0.199cm" draw:control="control51"/><text:span text:style-name="T3"></text:span><text:span text:style-name="T2"> </text:span><text:span text:style-name="T10">Q12: </text:span><text:span text:style-name="T9">What is the Ethernet II frame type value for an ICMP echo reply?</text:span></text:p>
      <text:p text:style-name="P19"><draw:control text:anchor-type="paragraph" draw:z-index="49" draw:style-name="gr1" draw:text-style-name="P24" svg:width="17.745cm" svg:height="0.6cm" svg:x="0.095cm" svg:y="0.056cm" draw:control="control50"/></text:p>
      <text:p text:style-name="P13"> <text:tab/> </text:p>
      <text:p text:style-name="P15"/>
      <text:p text:style-name="P9"><draw:control text:anchor-type="paragraph" draw:z-index="53" draw:style-name="gr1" draw:text-style-name="P24" svg:width="0.331cm" svg:height="0.32cm" svg:x="0.109cm" svg:y="0.199cm" draw:control="control54"/><text:span text:style-name="T3"></text:span><text:span text:style-name="T2"> </text:span>Q13 [Task 3]: Provide the following information about an <text:span text:style-name="T12">STP frame.</text:span></text:p>
      <text:p text:style-name="P19"><draw:control text:anchor-type="paragraph" draw:z-index="51" draw:style-name="gr1" draw:text-style-name="P24" svg:width="4.463cm" svg:height="0.6cm" svg:x="13.377cm" svg:y="0.056cm" draw:control="control52"/><draw:control text:anchor-type="paragraph" draw:z-index="52" draw:style-name="gr1" draw:text-style-name="P24" svg:width="3.798cm" svg:height="0.6cm" svg:x="4.112cm" svg:y="0.064cm" draw:control="control53"/></text:p>
      <text:p text:style-name="P14"><text:span text:style-name="T20">Frame Type</text:span><text:span text:style-name="T21">:</text:span><text:tab/><text:span text:style-name="T1"> <text:tab/><text:tab/><text:tab/> </text:span><text:span text:style-name="T13"><text:tab/></text:span></text:p>
      <text:p text:style-name="P20"><draw:control text:anchor-type="paragraph" draw:z-index="54" draw:style-name="gr1" draw:text-style-name="P24" svg:width="4.463cm" svg:height="0.6cm" svg:x="13.377cm" svg:y="0.049cm" draw:control="control55"/><draw:control text:anchor-type="paragraph" draw:z-index="56" draw:style-name="gr1" draw:text-style-name="P24" svg:width="3.775cm" svg:height="0.6cm" svg:x="4.082cm" svg:y="0.056cm" draw:control="control57"/></text:p>
      <text:p text:style-name="P14"><text:span text:style-name="T16">Destination Address</text:span>: <text:tab/><text:span text:style-name="T1"> <text:tab/><text:tab/><text:tab/> </text:span><text:span text:style-name="T13"><text:tab/></text:span><text:span text:style-name="T17">Source Address</text:span>:<text:tab/><text:span text:style-name="T1"> <text:tab/> </text:span></text:p>
      <text:p text:style-name="P19"/>
      <text:p text:style-name="P16">What is an STP frame? (ie. what does STP stand for and why is it used?)</text:p>
      <text:p text:style-name="P19"><draw:control text:anchor-type="paragraph" draw:z-index="63" draw:style-name="gr1" draw:text-style-name="P24" svg:width="17.745cm" svg:height="0.6cm" svg:x="0.095cm" svg:y="0.056cm" draw:control="control64"/></text:p>
      <text:p text:style-name="P13"> <text:tab/> </text:p>
      <text:p text:style-name="P19"><draw:control text:anchor-type="paragraph" draw:z-index="64" draw:style-name="gr1" draw:text-style-name="P24" svg:width="17.745cm" svg:height="0.6cm" svg:x="0.095cm" svg:y="0.056cm" draw:control="control65"/></text:p>
      <text:p text:style-name="P13"> <text:tab/> </text:p>
      <text:p text:style-name="P17"><draw:control text:anchor-type="paragraph" draw:z-index="57" draw:style-name="gr1" draw:text-style-name="P24" svg:width="3.793cm" svg:height="0.6cm" svg:x="4.082cm" svg:y="0.049cm" draw:control="control58"/><draw:control text:anchor-type="paragraph" draw:z-index="55" draw:style-name="gr1" draw:text-style-name="P24" svg:width="4.463cm" svg:height="0.6cm" svg:x="13.377cm" svg:y="0.064cm" draw:control="control56"/></text:p>
      <text:p text:style-name="P9"><draw:control text:anchor-type="paragraph" draw:z-index="60" draw:style-name="gr1" draw:text-style-name="P24" svg:width="0.331cm" svg:height="0.32cm" svg:x="0.109cm" svg:y="0.199cm" draw:control="control61"/><text:span text:style-name="T3"></text:span><text:span text:style-name="T2"> </text:span>Q14: Provide the following information about a CDP<text:span text:style-name="T12"> frame.</text:span></text:p>
      <text:p text:style-name="P19"><draw:control text:anchor-type="paragraph" draw:z-index="58" draw:style-name="gr1" draw:text-style-name="P24" svg:width="4.463cm" svg:height="0.6cm" svg:x="13.377cm" svg:y="0.056cm" draw:control="control59"/><draw:control text:anchor-type="paragraph" draw:z-index="59" draw:style-name="gr1" draw:text-style-name="P24" svg:width="3.798cm" svg:height="0.6cm" svg:x="4.112cm" svg:y="0.064cm" draw:control="control60"/></text:p>
      <text:p text:style-name="P14"><text:span text:style-name="T20">Frame Type</text:span><text:span text:style-name="T21">:</text:span><text:tab/><text:span text:style-name="T1"> <text:tab/><text:tab/><text:tab/> </text:span><text:span text:style-name="T13"><text:tab/></text:span></text:p>
      <text:p text:style-name="P20"><draw:control text:anchor-type="paragraph" draw:z-index="61" draw:style-name="gr1" draw:text-style-name="P24" svg:width="4.463cm" svg:height="0.6cm" svg:x="13.377cm" svg:y="0.049cm" draw:control="control62"/><draw:control text:anchor-type="paragraph" draw:z-index="62" draw:style-name="gr1" draw:text-style-name="P24" svg:width="3.775cm" svg:height="0.6cm" svg:x="4.082cm" svg:y="0.056cm" draw:control="control63"/></text:p>
      <text:p text:style-name="P14"><text:span text:style-name="T16">Destination Address</text:span>: <text:tab/><text:span text:style-name="T1"> <text:tab/><text:tab/><text:tab/> </text:span><text:span text:style-name="T13"><text:tab/></text:span><text:span text:style-name="T17">Source Address</text:span>:<text:tab/><text:span text:style-name="T1"> <text:tab/> </text:span></text:p>
      <text:p text:style-name="P19"/>
      <text:p text:style-name="P16">What is a CDP frame? (ie. what does CDP stand for and why is it used?)</text:p>
      <text:p text:style-name="P19"><draw:control text:anchor-type="paragraph" draw:z-index="65" draw:style-name="gr1" draw:text-style-name="P24" svg:width="17.745cm" svg:height="0.6cm" svg:x="0.095cm" svg:y="0.056cm" draw:control="control66"/></text:p>
      <text:p text:style-name="P13"> <text:tab/> </text:p>
      <text:p text:style-name="P19"><draw:control text:anchor-type="paragraph" draw:z-index="66" draw:style-name="gr1" draw:text-style-name="P24" svg:width="17.745cm" svg:height="0.6cm" svg:x="0.095cm" svg:y="0.056cm" draw:control="control67"/></text:p>
      <text:p text:style-name="P13"> <text:tab/> 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penSymbol1" svg:font-family="OpenSymbol" style:font-adornments="Normal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Arial2" svg:font-family="Arial" style:font-adornments="Normal" style:font-family-generic="swiss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>
        <style:tab-stops>
          <style:tab-stop style:position="8.795cm" style:type="center"/>
          <style:tab-stop style:position="18.29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Footer">
      <style:paragraph-properties>
        <style:tab-stops>
          <style:tab-stop style:position="8.795cm" style:type="center"/>
          <style:tab-stop style:position="18.323cm" style:type="right"/>
        </style:tab-stops>
      </style:paragraph-properties>
      <style:text-properties fo:font-size="10pt" style:font-size-asian="10pt" style:font-size-complex="10pt"/>
    </style:style>
    <style:page-layout style:name="pm1">
      <style:page-layout-properties fo:page-width="21.59cm" fo:page-height="27.94cm" style:num-format="1" style:print-orientation="portrait" fo:margin-top="1.3cm" fo:margin-bottom="1.251cm" fo:margin-left="1.7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pm1">
      <style:footer>
        <text:p text:style-name="P1"><text:tab/>CST8182 Networking Fundamentals<text:tab/>Algonquin College</text:p>
        <text:p text:style-name="P2"><text:file-name text:display="name">Lab07_CurtisCollins</text:file-name><text:tab/>Page <text:page-number text:select-page="current">2</text:page-number>/<text:page-count>2</text:page-count><text:tab/>19/Oct/0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9-09-08T17:38:18</meta:creation-date>
    <dc:date>2009-10-19T13:30:23</dc:date>
    <meta:print-date>2009-10-19T13:10:14</meta:print-date>
    <meta:editing-cycles>267</meta:editing-cycles>
    <meta:editing-duration>P1DT13H3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4" meta:word-count="397" meta:character-count="2587"/>
  </office:meta>
</office:document-meta>
</file>